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73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ching_ec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2OM</text:p>
          </table:table-cell>
          <table:table-cell table:style-name="ce2" office:value-type="string" calcext:value-type="string">
            <text:p>Killing tests size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FOM1</text:p>
          </table:table-cell>
          <table:table-cell table:style-name="ce2" office:value-type="string" calcext:value-type="string">
            <text:p>FOM2</text:p>
          </table:table-cell>
        </table:table-row>
        <table:table-row table:style-name="ro1">
          <table:table-cell office:value-type="string" calcext:value-type="string">
            <text:p>[17,4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8,4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,4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1,2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2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2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3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3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4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4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4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4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4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6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3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3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4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4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4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4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4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6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3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3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4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4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4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4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4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6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4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4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4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4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4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6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3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4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4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4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4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4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6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3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4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4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4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4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4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6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,3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,4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,4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,4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,4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,4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,6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3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4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4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4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4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4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6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,4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,4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,4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,6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,4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,4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,6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4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4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6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,45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,6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,45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,6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4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6,49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7,69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,69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8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8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8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9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9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9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9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9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9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,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8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9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9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,9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9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9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9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9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9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9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,9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9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9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8,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9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9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9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9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,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,9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,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,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,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,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,9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9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9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9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9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9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9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,9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,9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,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9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9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9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,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8,1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8,11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8,11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,1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6,11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6,11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9,12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128]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129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152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5,12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5,129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5,152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6,132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6,133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6,134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6,135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6,230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7,136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7,142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8,129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8,152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9,152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0,230]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1,15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2,134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3,134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5,230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7,13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140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143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14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146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147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150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15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219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220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22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223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22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9,225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143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14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146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147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150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15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219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220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22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223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22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0,225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3,144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3,146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3,147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3,150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3,151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3,219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3,220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3,22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3,22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3,224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3,225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4,1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4,146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4,147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4,150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4,151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4,219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4,220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4,22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4,22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4,224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4,225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5,1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6,150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6,219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6,220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6,222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6,22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6,22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6,22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7,150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19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7,220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7,222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7,22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7,22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7,22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49,205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19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50,220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50,222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50,22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50,22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50,22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51,219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20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2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23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51,224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25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4,230]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6,230]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1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18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1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1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1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18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18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1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18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1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8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9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2,199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2,200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2,20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3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3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0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01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01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3,20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69]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5,271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5,272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5,273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5,274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5,275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5,277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5,27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5,279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5,280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5,285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6,282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6,283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6,284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1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86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8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9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9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9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9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9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96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86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8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90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91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93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9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9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96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9,220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219,222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219,223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9,22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226,229]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33]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34]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36]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8,232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8,233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8,234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8,236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3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3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4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4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4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4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4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4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4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4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4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1,25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3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4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4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4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4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0,24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0,24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0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0,2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0,24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0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0,24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4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4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4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4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2,24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2,24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2,2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2,24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2,24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3,24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4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6,24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7,24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4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2,257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2,258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2,259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5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58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59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57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58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59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6,257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6,258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6,259]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266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66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5,266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74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75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77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78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79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80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8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272,274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75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77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7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79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80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8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273,274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3,275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3,277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3,27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3,279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3,280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3,28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274,27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274,277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4,278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4,279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4,285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275,28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277,28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278,28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279,28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280,285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286,291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29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29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296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8,291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8,29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8,29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8,296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291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29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29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296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1,29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1,29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1,296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29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29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296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4,295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0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5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6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0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1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3,30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3,30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3,31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3,31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0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1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5,30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5,3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5,3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5,31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6,31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1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1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1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9,31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0,31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3,3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5,3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5,3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5,3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5,3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5,73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5,78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8,33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8,33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8,34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0,3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0,3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0,3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0,73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0,78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1,33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21,33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21,73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1,7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4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4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4,3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4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5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5,3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5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6,3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6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7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3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73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78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3,33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3,34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4,34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39,73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9,78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34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4,34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4,34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4,34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4,34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5,34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5,34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5,34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34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34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7,34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0,35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0,36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1,35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1,36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2,36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35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3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3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3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4,35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4,36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4,36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4,36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4,36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5,36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5,3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7,35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7,36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7,36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7,36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7,36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5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6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6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4,3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5,380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5,38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7,3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2,38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3,38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84,3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8,3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8,3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8,3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8,3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8,3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8,3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8,3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8,4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3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3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3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3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3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3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4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3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3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3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3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3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4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3,3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3,3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3,3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3,3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3,4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6,3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6,3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6,3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6,4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7,39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97,40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98,3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9,4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06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4,40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5,4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5,4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9,4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4,41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3,44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23,4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3,44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3,4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8,43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0,43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30,43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36,4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2,4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2,45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5,4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5,44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5,44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5,45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6,44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6,4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7,4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6,45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6,69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6,6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6,69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6,69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7,69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7,69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7,6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7,69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58,69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61,8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1,90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6,467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8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8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7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7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7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7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7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7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7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8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8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7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7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7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7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7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7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7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8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8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7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7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7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7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7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7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7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8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8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1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7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7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7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7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7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7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7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8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8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2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3,47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3,47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3,47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3,48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3,48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3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3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3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3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3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7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7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7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8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8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4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7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7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7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8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8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5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6,47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6,47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6,47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6,48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6,48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6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6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6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6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6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7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7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7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7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7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8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8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8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8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8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9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9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9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9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9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0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0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0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0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0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1,48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1,48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1,48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1,48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1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2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3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4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5,48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94]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2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3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496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09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2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3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8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9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05,68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05,6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8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05,68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06,509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2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3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5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8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9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09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2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3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8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9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1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1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1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1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1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1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1,5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3,5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3,544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3,545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3,546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3,619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543,626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3,628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3,62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4,545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4,546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4,619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544,626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4,628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4,62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5,546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5,619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545,626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5,628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5,62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6,619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546,626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6,628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6,62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4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5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6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8,55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8,55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8,555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8,5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0,55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0,5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1,55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1,5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3,5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4,5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5,5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1,563]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4,569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4,570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4,57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4,57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7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7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6,590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6,591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6,592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6,593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6,605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6,606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90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91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92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93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605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606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90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91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92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93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605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606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0,595]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0,605]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0,606]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1,595]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1,605]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1,606]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2,595]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2,605]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2,606]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3,595]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3,605]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3,606]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7,6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9,60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9,6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0,60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1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1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09,61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09,61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1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10,61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10,61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10,61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15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18,8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8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26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28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29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4,640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4,641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5,63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5,641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6,63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6,639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6,640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6,641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7,638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7,639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7,640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7,641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2,647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4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6,647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4,666]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[664,668]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[664,669]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4,670]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[665,666]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[665,668]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[665,669]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5,670]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[679,68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9,68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9,68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0,68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0,68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0,68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5,6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5,6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6,6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1,6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1,69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2,6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1,71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1,7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11,7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1,7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2,71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2,7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12,7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2,7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5,7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5,7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5,7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6,7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6,72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2,7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8,729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9,73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9,78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41,747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1,749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2,744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2,752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49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50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52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57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59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60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61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63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4,777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5,749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7,749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9,757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9,759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9,760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9,761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9,763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9,777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6,768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6,770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6,771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6,773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6,774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7,763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9,763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0,763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1,777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2,77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7,768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7,770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7,771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7,773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7,774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8,773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0,773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1,773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1,82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3,7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3,78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3,7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4,78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4,7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5,7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8,7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8,82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9,8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9,8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9,8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9,8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9,8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0,8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0,8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0,8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0,8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0,8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1,8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1,8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1,8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1,8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1,8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2,8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2,8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2,8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2,8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2,8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3,81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13,8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13,81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13,8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3,8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3,8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3,8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3,82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14,8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4,8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4,8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4,8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6,8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6,8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6,8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6,8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7,8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7,8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7,8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8,8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8,8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8,8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8,8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7,8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7,82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7,83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7,8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8,82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8,83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8,8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9,83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9,8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0,8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3,83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6,83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2,8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2,8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4,8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9,85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9,85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9,85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9,87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49,87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50,85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0,85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0,85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0,85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1,85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1,85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1,85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1,85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4,87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54,87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55,85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57,85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61,86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1,8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1,867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1,86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2,86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2,8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2,867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2,86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4,86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5,86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7,86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0,872]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5,87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5,88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6,87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2,9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883,9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4,886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4,887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4,888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4,88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4,89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5,886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5,887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5,888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5,88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5,89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6,888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6,88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6,89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7,888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7,88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7,89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8,89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9,89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6,90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6,902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6,904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7,90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7,902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7,904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9,90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9,902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9,904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1,902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1,904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8,90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8,91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8,91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9,91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0,91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0,9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1,91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5,9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6,986]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7,98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42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43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45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46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49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50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51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53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54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60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62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64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65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67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69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8,971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9,928]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9,930]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0,993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0,995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0,997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0,1007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0,1009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0,1011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1,978]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1,1013]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1,1015]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1,1017]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1,1020]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2,9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2,9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2,97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2,9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2,101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22,101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22,101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23,932]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3,933]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3,935]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3,1000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3,1002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3,1004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4,93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7,93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8,930]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1,1008]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932,1000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2,1002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2,1004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3,1008]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935,1008]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936,1008]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937,1000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937,1002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937,1004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940,95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0,95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0,95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0,96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0,96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0,96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0,96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2,946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2,953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2,964]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942,965]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942,967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2,969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2,971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3,946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3,953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3,964]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943,965]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943,967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3,969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3,971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5,946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5,953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5,964]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945,965]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945,967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5,969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5,971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6,953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6,964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946,965]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946,967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6,969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6,971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7,101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8,975]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8,979]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8,993]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8,995]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8,1011]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8,1013]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8,1015]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9,960]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9,962]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9,965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9,967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9,988]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49,989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9,990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9,991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9,992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0,960]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0,962]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0,965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0,967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0,988]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50,989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0,990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0,991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0,992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1,960]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1,962]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1,965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1,967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1,988]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51,989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1,990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1,991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1,992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964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965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967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969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971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989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990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991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3,992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4,960]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4,962]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4,965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4,967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4,988]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54,989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4,990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4,991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4,992]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7,96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7,96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7,96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0,965]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960,967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0,969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0,971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0,988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960,989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960,990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960,991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960,992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962,965]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962,967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2,969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2,971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2,988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962,989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962,990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962,991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962,992]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964,965]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964,967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4,969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4,971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5,967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5,969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5,971]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967,989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7,990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7,991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7,992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9,989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9,990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9,991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9,992]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75,993]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975,995]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975,1011]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975,1013]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75,1015]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77,101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77,101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77,101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78,1008]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978,1009]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978,1017]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78,1020]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[979,993]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979,995]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979,1011]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980,101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80,101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80,101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93,998]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3,1007]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3,1009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3,1011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4,998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4,1013]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4,1015]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5,998]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5,1007]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5,1009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5,1011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8,1013]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8,1015]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9,1013]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9,1015]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04,1008]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08,1020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09,1020]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0,10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0,10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7,1020]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28,1032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1029,1030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29,1032]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1067,10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07,1174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07,1176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07,1177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08,1125]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09,11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09,116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09,117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6,11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8,11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8,116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9,114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0,1145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0,114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0,115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1,115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2,116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3,1140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4,112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4,112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4,112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4,11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4,11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6,11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7,11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8,11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4,113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6,113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6,113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6,113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6,119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6,119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7,113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7,113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7,119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7,119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8,119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8,119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9,119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39,119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46,115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49,115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56,11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68,116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68,11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74,1176]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74,1177]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83,119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84,119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85,118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85,118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85,119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85,119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98,119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aching_ecal.A1:reaching_ecal.E14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15:11:49.883105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3T15:14:28.361930985</dc:date>
    <meta:editing-duration>PT14M59S</meta:editing-duration>
    <meta:editing-cycles>5</meta:editing-cycles>
    <meta:generator>LibreOffice/6.4.7.2$Linux_X86_64 LibreOffice_project/40$Build-2</meta:generator>
    <meta:document-statistic meta:table-count="1" meta:cell-count="7110" meta:object-count="0"/>
  </office:meta>
</office:document-meta>
</file>